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abor</text:p>
          </table:table-cell>
        </table:table-row>
        <table:table-row table:style-name="ro1"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abo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staurante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abor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Restaurante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abor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El No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Kenji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 P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string" calcext:value-type="string">
            <text:p>Olive Gar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ponesa</text:p>
          </table:table-cell>
          <table:table-cell office:value-type="string" calcext:value-type="string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  <dc:date>2025-11-02T17:56:47.248195505</dc:date>
    <meta:editing-duration>PT5S</meta:editing-duration>
    <meta:editing-cycles>1</meta:editing-cycles>
    <meta:document-statistic meta:table-count="4" meta:cell-count="1584" meta:object-count="0"/>
  </office:meta>
</office:document-meta>
</file>